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7472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uznia1_KNN_3_distanceAlgorithm_PROBABILITY_APLENGTH_7_Algorithms_c_distribution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uznia1_KNN_3_distanceAlgorithm_PROBABILITY_APLENGTH_7_Algorithms_c_distribution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4:11:29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